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10000030A2FA9246DE20E8E7A.png" manifest:media-type="image/png"/>
  <manifest:file-entry manifest:full-path="Pictures/100002010000044E000000CF8D6F521F2F77D875.png" manifest:media-type="image/png"/>
  <manifest:file-entry manifest:full-path="Pictures/10000201000003A700000095F53F384D8DDD77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138" officeooo:paragraph-rsid="0018613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draw:frame draw:style-name="fr2" draw:name="Image1" text:anchor-type="char" svg:x="0.127cm" svg:y="0.635cm" svg:width="17cm" svg:height="13.995cm" draw:z-index="0"><draw:image xlink:href="Pictures/10000201000003B10000030A2FA9246DE20E8E7A.png" xlink:type="simple" xlink:show="embed" xlink:actuate="onLoad" draw:mime-type="image/png"/></draw:frame><text:line-break/><draw:frame draw:style-name="fr2" draw:name="Image2" text:anchor-type="char" svg:x="0.275cm" svg:y="16.277cm" svg:width="17cm" svg:height="2.708cm" draw:z-index="1"><draw:image xlink:href="Pictures/10000201000003A700000095F53F384D8DDD7713.png" xlink:type="simple" xlink:show="embed" xlink:actuate="onLoad" draw:mime-type="image/png"/></draw:frame><text:line-break/><text:line-break/><text:line-break/><text:line-break/><draw:frame draw:style-name="fr1" draw:name="Image3" text:anchor-type="char" svg:x="0.127cm" svg:y="19.876cm" svg:width="17cm" svg:height="3.193cm" draw:z-index="2"><draw:image xlink:href="Pictures/100002010000044E000000CF8D6F521F2F77D8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8T17:15:33.605000000</meta:creation-date>
    <meta:generator>LibreOffice/7.0.1.2$Windows_X86_64 LibreOffice_project/7cbcfc562f6eb6708b5ff7d7397325de9e764452</meta:generator>
    <dc:date>2020-12-18T17:58:03.376000000</dc:date>
    <meta:editing-duration>PT1M51S</meta:editing-duration>
    <meta:editing-cycles>1</meta:editing-cycles>
    <meta:document-statistic meta:table-count="0" meta:image-count="3" meta:object-count="0" meta:page-count="1" meta:paragraph-count="1" meta:word-count="1" meta:character-count="6" meta:non-whitespace-character-count="1"/>
  </office:meta>
</office:document-meta>
</file>